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vice drivere</text:h>
      <text:p text:style-name="P1">Definition og brug</text:p>
      <text:p text:style-name="Text_20_body">- Et modul til styresystemet</text:p>
      <text:p text:style-name="Text_20_body">- Styresystemets grænseflade til hardwaren.</text:p>
      <text:p text:style-name="Text_20_body">- Virtuelle enheder</text:p>
      <text:p text:style-name="Text_20_body">- Plugins</text:p>
      <text:p text:style-name="Text_20_body">- Protokol</text:p>
      <text:p text:style-name="P1">Grænseflader</text:p>
      <text:p text:style-name="Text_20_body">- Kernens grænseflade mod driveren (specielle kernefunktioner, printk, kmalloc, etc.)</text:p>
      <text:p text:style-name="Text_20_body">- Driverens grænseflade mod kernen (registrering og afregistrering af driveren)</text:p>
      <text:p text:style-name="Text_20_body">- Referencetælleren</text:p>
      <text:p text:style-name="Text_20_body">- Windows Driver Model (standard API og ABI (application binary interface))</text:p>
      <text:p text:style-name="Text_20_body">- Linux (stabilt API inden for stabil kerneserie)</text:p>
      <text:p text:style-name="Text_20_body">- Userspace (major (til driveren), minor (til enheden))</text:p>
      <text:p text:style-name="P1">Typer</text:p>
      <text:p text:style-name="Text_20_body">- Character devices (strømme af karakterer, dvs. kontinuert input som mus, tastatur, etc.)</text:p>
      <text:p text:style-name="Text_20_body">- Block devices (blokke med data, random access i blokkene. Er til harddiske og lignende)</text:p>
      <text:p text:style-name="P1">Implementation (Linux)</text:p>
      <text:p text:style-name="Text_20_body">device_open</text:p>
      <text:p text:style-name="Text_20_body">device_close</text:p>
      <text:p text:style-name="Text_20_body">device_read</text:p>
      <text:p text:style-name="Text_20_body">device_write</text:p>
      <text:p text:style-name="P1">I/O Schedulering (FIFO, CBF, SCAN, CSCAN</text:p>
      <text:p text:style-name="Text_20_body">- First In First Out – Læs/skriv requests bliver behandlet i den givne rækkefølge. Fair, dårlig ydelse.</text:p>
      <text:p text:style-name="Text_20_body">- Closest Block First – Requests behandles efter hvilken blok skal tilgås. God ydelse, men ikke fair.</text:p>
      <text:p text:style-name="Text_20_body">- SCAN (Elevatoralgoritme) – Fastholder læsehovedets retning og vender inderst og yderst på harddiskens cylindre. Nogenlunde fair, nogenlunde ydelse.</text:p>
      <text:p text:style-name="Text_20_body">- C-SCAN – Fastholder læsehovedets retning indtil endepunkt nås, starter forfra ved 0 i stedet for at vende om. Bedre latenstid end SC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8:00.29</meta:creation-date>
    <dc:date>2011-06-05T22:58:24.84</dc:date>
    <meta:editing-duration>PT2H45M53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27" meta:word-count="189" meta:character-count="1297"/>
  </office:meta>
</office:document-meta>
</file>